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126EC14E6DD622CFB33.png" manifest:media-type="image/png"/>
  <manifest:file-entry manifest:full-path="Pictures/10000000000002460000019C3F7CF4F7FEA97018.png" manifest:media-type="image/png"/>
  <manifest:file-entry manifest:full-path="Pictures/10000000000001FB000000E97C7998F54445E9D1.png" manifest:media-type="image/png"/>
  <manifest:file-entry manifest:full-path="Pictures/10000000000001E2000000E08C0DD38A180BE670.png" manifest:media-type="image/png"/>
  <manifest:file-entry manifest:full-path="Pictures/10000000000001C60000016A28E970D3627699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b9f7"/>
    </style:style>
    <style:style style:name="P2" style:family="paragraph" style:parent-style-name="Standard">
      <style:text-properties officeooo:rsid="0019b9f7" officeooo:paragraph-rsid="0019b9f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3.071cm" svg:y="0.402cm" svg:width="10.859cm" svg:height="6.223cm" draw:z-index="1"><draw:image xlink:href="Pictures/100000000000020100000126EC14E6DD622CFB33.png" xlink:type="simple" xlink:show="embed" xlink:actuate="onLoad" draw:mime-type="image/png"/></draw:frame></text:p>
      <text:p text:style-name="P1"><draw:frame draw:style-name="fr1" draw:name="Imagen1" text:anchor-type="char" svg:x="2.489cm" svg:y="0.889cm" svg:width="12.319cm" svg:height="8.721cm" draw:z-index="0"><draw:image xlink:href="Pictures/10000000000002460000019C3F7CF4F7FEA97018.png" xlink:type="simple" xlink:show="embed" xlink:actuate="onLoad" draw:mime-type="image/png"/></draw:frame></text:p>
      <text:p text:style-name="P1"/>
      <text:p text:style-name="P1"/>
      <text:p text:style-name="P2"><draw:frame draw:style-name="fr1" draw:name="Imagen5" text:anchor-type="char" svg:x="3.759cm" svg:y="0.064cm" svg:width="9.61cm" svg:height="7.662cm" draw:z-index="4"><draw:image xlink:href="Pictures/10000000000001C60000016A28E970D3627699EA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1" draw:name="Imagen3" text:anchor-type="char" svg:x="3.579cm" svg:y="0.078cm" svg:width="10.202cm" svg:height="4.741cm" draw:z-index="2"><draw:image xlink:href="Pictures/10000000000001E2000000E08C0DD38A180BE670.png" xlink:type="simple" xlink:show="embed" xlink:actuate="onLoad" draw:mime-type="image/png"/></draw:frame></text:p>
      <text:p text:style-name="P2"><draw:frame draw:style-name="fr1" draw:name="Imagen4" text:anchor-type="char" svg:x="3.346cm" svg:y="0.804cm" svg:width="10.732cm" svg:height="4.932cm" draw:z-index="3"><draw:image xlink:href="Pictures/10000000000001FB000000E97C7998F54445E9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2:38:49.601000000</meta:creation-date>
    <meta:generator>LibreOffice/7.2.1.2$Windows_X86_64 LibreOffice_project/87b77fad49947c1441b67c559c339af8f3517e22</meta:generator>
    <dc:date>2022-01-31T22:45:46.166000000</dc:date>
    <meta:editing-duration>PT6M56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</office:meta>
</office:document-meta>
</file>